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tilliumRegularItalic" svg:font-family="TitilliumRegularItalic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1" style:list-style-name="WWNum1" style:master-page-name="First_20_Page">
      <style:paragraph-properties style:page-number="auto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style:font-name="TitilliumRegularItalic" fo:font-size="13.5pt" fo:font-style="normal" fo:font-weight="normal"/>
    </style:style>
    <style:style style:name="T4" style:family="text">
      <style:text-properties fo:font-variant="normal" fo:text-transform="none" fo:font-size="13.5pt" fo:font-style="normal" fo:font-weight="normal"/>
    </style:style>
    <style:style style:name="T5" style:family="text">
      <style:text-properties fo:font-variant="normal" fo:text-transform="none" style:font-name="Courier New1" fo:font-size="13.5pt" fo:font-style="normal" fo:font-weight="normal"/>
    </style:style>
    <style:style style:name="T6" style:family="text">
      <style:text-properties fo:font-variant="normal" fo:text-transform="none" style:font-name="Courier New1" fo:font-style="normal" fo:font-weight="normal"/>
    </style:style>
    <style:style style:name="T7" style:family="text">
      <style:text-properties fo:font-variant="normal" fo:text-transform="none" style:font-name="Courier New1" fo:font-size="11pt" fo:font-style="normal" fo:font-weight="normal" style:font-size-asian="11pt" style:font-size-complex="11pt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31364097617149389" text:style-name="WWNum1">
        <text:list-header>
          <text:h text:style-name="P2" text:outline-level="1">BITBUCKET</text:h>
        </text:list-header>
      </text:list>
      <text:list xml:id="list4551532702583985620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 es como git pero privado</text:p>
      <text:p text:style-name="Standard"/>
      <text:p text:style-name="Standard">F.Creación: 19-01-2019</text:p>
      <text:p text:style-name="Standard"/>
      <text:p text:style-name="P1">Link de Interes:<text:tab/> curso de instalacion de emuladore git y otros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5"/>
      <text:list xml:id="list31476344" text:continue-numbering="true" text:style-name="Outline">
        <text:list-item>
          <text:list>
            <text:list-item>
              <text:h text:style-name="Heading_20_2" text:outline-level="2">Que es devOps</text:h>
            </text:list-item>
          </text:list>
        </text:list-item>
      </text:list>
      <text:list xml:id="list8205934994397612316" text:style-name="L1">
        <text:list-item>
          <text:p text:style-name="P4">Es una metodogía</text:p>
        </text:list-item>
        <text:list-item>
          <text:p text:style-name="P4">Colaboración, comunicación entre los <text:s/>desarrolladores de sw</text:p>
        </text:list-item>
        <text:list-item>
          <text:p text:style-name="P4">Permite fabricar sw más rapidamente</text:p>
        </text:list-item>
        <text:list-item>
          <text:p text:style-name="P4"/>
        </text:list-item>
      </text:list>
      <text:p text:style-name="P1"/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tilliumRegularItalic" svg:font-family="TitilliumRegularItalic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1-19T11:49:57.85</meta:creation-date>
    <meta:editing-duration>PT33M10S</meta:editing-duration>
    <meta:generator>OpenOffice/4.1.6$Win32 OpenOffice.org_project/416m1$Build-9790</meta:generator>
    <meta:initial-creator>Máximo Meza</meta:initial-creator>
    <dc:date>2019-01-24T11:27:45.40</dc:date>
    <dc:creator>Máximo Meza</dc:creator>
    <meta:document-statistic meta:table-count="0" meta:image-count="0" meta:object-count="0" meta:page-count="2" meta:paragraph-count="12" meta:word-count="49" meta:character-count="3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